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2061da" officeooo:paragraph-rsid="002061da"/>
    </style:style>
    <style:style style:name="P3" style:family="paragraph" style:parent-style-name="Text_20_body" style:list-style-name="L1">
      <style:text-properties officeooo:rsid="00229bf0" officeooo:paragraph-rsid="00229bf0"/>
    </style:style>
    <style:style style:name="P4" style:family="paragraph" style:parent-style-name="Text_20_body" style:list-style-name="L1">
      <style:text-properties officeooo:rsid="002bea7e" officeooo:paragraph-rsid="002bea7e"/>
    </style:style>
    <style:style style:name="P5" style:family="paragraph" style:parent-style-name="Text_20_body" style:list-style-name="L1">
      <style:text-properties officeooo:rsid="0033fb39" officeooo:paragraph-rsid="0033fb39"/>
    </style:style>
    <style:style style:name="T1" style:family="text">
      <style:text-properties officeooo:rsid="0023c7af"/>
    </style:style>
    <style:style style:name="T2" style:family="text">
      <style:text-properties officeooo:rsid="00245733"/>
    </style:style>
    <style:style style:name="T3" style:family="text">
      <style:text-properties officeooo:rsid="0027187e"/>
    </style:style>
    <style:style style:name="T4" style:family="text">
      <style:text-properties officeooo:rsid="00288aec"/>
    </style:style>
    <style:style style:name="T5" style:family="text">
      <style:text-properties officeooo:rsid="002c1174"/>
    </style:style>
    <style:style style:name="T6" style:family="text">
      <style:text-properties officeooo:rsid="002fa906"/>
    </style:style>
    <style:style style:name="T7" style:family="text">
      <style:text-properties officeooo:rsid="0036d0a7"/>
    </style:style>
    <style:style style:name="T8" style:family="text">
      <style:text-properties officeooo:rsid="00382cfc"/>
    </style:style>
    <style:style style:name="T9" style:family="text">
      <style:text-properties officeooo:rsid="003e5add"/>
    </style:style>
    <style:style style:name="T10" style:family="text">
      <style:text-properties officeooo:rsid="003ff8a6"/>
    </style:style>
    <style:style style:name="T11" style:family="text">
      <style:text-properties officeooo:rsid="00471d8f"/>
    </style:style>
    <style:style style:name="T12" style:family="text">
      <style:text-properties officeooo:rsid="00486d7d"/>
    </style:style>
    <style:style style:name="T13" style:family="text">
      <style:text-properties officeooo:rsid="004c815e"/>
    </style:style>
    <style:style style:name="T14" style:family="text">
      <style:text-properties officeooo:rsid="0062d365"/>
    </style:style>
    <style:style style:name="T15" style:family="text">
      <style:text-properties officeooo:rsid="0064e91f"/>
    </style:style>
    <style:style style:name="T16" style:family="text">
      <style:text-properties officeooo:rsid="006af6a5"/>
    </style:style>
    <style:style style:name="T17" style:family="text">
      <style:text-properties officeooo:rsid="0074eef9"/>
    </style:style>
    <style:style style:name="T18" style:family="text">
      <style:text-properties officeooo:rsid="0076b262"/>
    </style:style>
    <style:style style:name="T19" style:family="text">
      <style:text-properties officeooo:rsid="00837fae"/>
    </style:style>
    <style:style style:name="T20" style:family="text">
      <style:text-properties officeooo:rsid="0085f4d5"/>
    </style:style>
    <style:style style:name="T21" style:family="text">
      <style:text-properties officeooo:rsid="008e95c5"/>
    </style:style>
    <style:style style:name="T22" style:family="text">
      <style:text-properties officeooo:rsid="009deaa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4:1-11</text:h>
      <text:h text:style-name="Heading_20_2" text:outline-level="2"><text:bookmark text:name="en-GNT-26257"/>The Temptation of Jesus</text:h>
      <text:list xml:id="list3493956780" text:style-name="L1">
        <text:list-item>
          <text:p text:style-name="P1">Then the Spirit led Jesus into the desert to be tempted by the Devil. After spending forty days and nights without food, Jesus was hungry. Then the Devil came to him and said, “If you are God's Son, order these stones to turn into bread.” <text:s/>But Jesus answered, “The scripture says, ‘Human beings cannot live on bread alone, but need every word that God speaks.’” Then the Devil took Jesus to Jerusalem, the Holy City, set him on the highest point of the Temple, and said to him, “If you are God's Son, throw yourself down, for the scripture says, ‘God will give orders to his angels about you; they will hold you up with their hands, so that not even your feet will be hurt on the stones.’” Jesus answered, “But the scripture also says, ‘Do not put the Lord your God to the test.’” Then the Devil took Jesus to a very high mountain and showed him all the kingdoms of the world in all their greatness. “All this I will give you,” the Devil said, “if you kneel down and worship me.”<text:bookmark text:name="en-GNT-26266"/> Then Jesus answered, “Go away, Satan! The scripture says, ‘Worship the Lord your God and serve only him!’”<text:bookmark text:name="en-GNT-26267"/> Then the Devil left Jesus; and angels came and helped him.</text:p>
        </text:list-item>
        <text:list-item>
          <text:p text:style-name="P2">In these verse<text:span text:style-name="T10">s</text:span> we see the strategies of the devil and how they they can be overcome. We also see the results of enduarance and overcoming.</text:p>
        </text:list-item>
        <text:list-item>
          <text:p text:style-name="P3">The devil will use our situation againsts <text:span text:style-name="T2">us</text:span>; that is our desperation, our joy, our love, our anger, <text:span text:style-name="T11">our </text:span><text:span text:style-name="T5">friend</text:span><text:span text:style-name="T12">s</text:span><text:span text:style-name="T5"> and family,</text:span> etc. <text:span text:style-name="T1">He will twist things with the aim to make us sin. </text:span><text:span text:style-name="T3">In this case he used Jesus hunger, he also used Jesus title as the son of God and lastly he used the human nature </text:span><text:span text:style-name="T13">that craves for</text:span><text:span text:style-name="T3"> </text:span><text:span text:style-name="T4">fame and wealth.</text:span></text:p>
        </text:list-item>
        <text:list-item>
          <text:p text:style-name="P4">Jesus overcame all these <text:span text:style-name="T19">temptations </text:span>by quoting the word. The word is our sword and we should use it always to overcome. How then can we use <text:span text:style-name="T15">the word</text:span> if we’<text:span text:style-name="T14">re not familiar to it? </text:span><text:span text:style-name="T20">L</text:span>et’s meditate upon the word of God day in and day out so that we become familiar with it and <text:span text:style-name="T16">we</text:span> can use it to overcome the plots of the devil. <text:span text:style-name="T6">The power is in our hands. </text:span><text:span text:style-name="T17">We become what we constantly do, hence, let’s </text:span><text:span text:style-name="T18">constantly study the word of God </text:span><text:span text:style-name="T21">and it will transform us with the renewal of the mind.</text:span></text:p>
        </text:list-item>
        <text:list-item>
          <text:p text:style-name="P5">After Jesus had overcome, the angels came to help him. God is never far from us, he is waiting and watching, he is waiting for us to overcome. <text:span text:style-name="T7">The challenges we face are never beyond our </text:span><text:span text:style-name="T22">ability to overcome</text:span><text:span text:style-name="T7">, we can overcome them </text:span><text:span text:style-name="T8">but it takes will and effort. </text:span><text:span text:style-name="T9">We should overcome, if we fall we should rise and try agai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5T07:20:16.128152788</meta:creation-date>
    <dc:date>2021-10-15T07:58:18.999039446</dc:date>
    <meta:editing-duration>PT37M53S</meta:editing-duration>
    <meta:editing-cycles>33</meta:editing-cycles>
    <meta:generator>LibreOffice/6.4.7.2$Linux_X86_64 LibreOffice_project/40$Build-2</meta:generator>
    <meta:document-statistic meta:table-count="0" meta:image-count="0" meta:object-count="0" meta:page-count="1" meta:paragraph-count="7" meta:word-count="473" meta:character-count="2454" meta:non-whitespace-character-count="1992"/>
  </office:meta>
</office:document-meta>
</file>